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5288" officeooo:paragraph-rsid="00085288"/>
    </style:style>
    <style:style style:name="P2" style:family="paragraph" style:parent-style-name="Standard">
      <style:text-properties officeooo:paragraph-rsid="00085288"/>
    </style:style>
    <style:style style:name="P3" style:family="paragraph" style:parent-style-name="Standard">
      <style:text-properties officeooo:rsid="0009c6d2" officeooo:paragraph-rsid="0009c6d2"/>
    </style:style>
    <style:style style:name="P4" style:family="paragraph" style:parent-style-name="Standard">
      <style:text-properties officeooo:paragraph-rsid="0009c6d2"/>
    </style:style>
    <style:style style:name="P5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paragraph-rsid="00069761"/>
    </style:style>
    <style:style style:name="P6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069761" officeooo:paragraph-rsid="00069761"/>
    </style:style>
    <style:style style:name="P7" style:family="paragraph" style:parent-style-name="Text_20_body">
      <style:text-properties officeooo:paragraph-rsid="00085288"/>
    </style:style>
    <style:style style:name="P8" style:family="paragraph" style:parent-style-name="Text_20_body">
      <style:paragraph-properties fo:margin-top="0cm" fo:margin-bottom="0cm" loext:contextual-spacing="false" fo:orphans="2" fo:widows="2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officeooo:paragraph-rsid="00069761"/>
    </style:style>
    <style:style style:name="P1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officeooo:rsid="00069761" officeooo:paragraph-rsid="00069761"/>
    </style:style>
    <style:style style:name="P1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officeooo:rsid="0007daf7" officeooo:paragraph-rsid="0007daf7"/>
    </style:style>
    <style:style style:name="P1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69761"/>
    </style:style>
    <style:style style:name="P1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7daf7" officeooo:paragraph-rsid="0007daf7"/>
    </style:style>
    <style:style style:name="P15" style:family="paragraph" style:parent-style-name="Text_20_body">
      <style:paragraph-properties fo:margin-top="0cm" fo:margin-bottom="0.423cm" loext:contextual-spacing="false" fo:orphans="2" fo:widows="2"/>
      <style:text-properties officeooo:paragraph-rsid="00069761"/>
    </style:style>
    <style:style style:name="P16" style:family="paragraph" style:parent-style-name="Table_20_Contents">
      <style:text-properties style:font-name="apple-system" fo:font-size="10.5pt" officeooo:rsid="00085288" officeooo:paragraph-rsid="00085288"/>
    </style:style>
    <style:style style:name="P17" style:family="paragraph" style:parent-style-name="Table_20_Contents">
      <style:text-properties officeooo:rsid="00085288" officeooo:paragraph-rsid="00085288"/>
    </style:style>
    <style:style style:name="P18" style:family="paragraph" style:parent-style-name="Table_20_Contents">
      <style:text-properties officeooo:rsid="0009c6d2" officeooo:paragraph-rsid="0009c6d2"/>
    </style:style>
    <style:style style:name="P19" style:family="paragraph" style:parent-style-name="Standard">
      <style:text-properties officeooo:rsid="0009c6d2" officeooo:paragraph-rsid="0009c6d2"/>
    </style:style>
    <style:style style:name="P20" style:family="paragraph" style:parent-style-name="Standard">
      <style:text-properties officeooo:paragraph-rsid="000e1546"/>
    </style:style>
    <style:style style:name="P2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69761"/>
    </style:style>
    <style:style style:name="P23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/>
    </style:style>
    <style:style style:name="P24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085288" officeooo:paragraph-rsid="00085288"/>
    </style:style>
    <style:style style:name="P25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0e1546" officeooo:paragraph-rsid="000e1546"/>
    </style:style>
    <style:style style:name="P26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0e1546" officeooo:paragraph-rsid="000f0f79"/>
    </style:style>
    <style:style style:name="P27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0f0f79" officeooo:paragraph-rsid="000f0f79"/>
    </style:style>
    <style:style style:name="P28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paragraph-rsid="000f0f79"/>
    </style:style>
    <style:style style:name="P2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e1546"/>
    </style:style>
    <style:style style:name="P3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3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3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officeooo:paragraph-rsid="000f0f79"/>
    </style:style>
    <style:style style:name="P3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officeooo:rsid="000f0f79" officeooo:paragraph-rsid="000f0f79"/>
    </style:style>
    <style:style style:name="P35" style:family="paragraph" style:parent-style-name="Text_20_body">
      <style:paragraph-properties fo:margin-top="0cm" fo:margin-bottom="0cm" loext:contextual-spacing="false" fo:orphans="2" fo:widows="2"/>
      <style:text-properties officeooo:rsid="000e1546"/>
    </style:style>
    <style:style style:name="P36" style:family="paragraph" style:parent-style-name="Table_20_Contents">
      <style:text-properties style:font-name="apple-system" fo:font-size="10.5pt" officeooo:rsid="000f0f79" officeooo:paragraph-rsid="000f0f79"/>
    </style:style>
    <style:style style:name="P37" style:family="paragraph" style:parent-style-name="Table_20_Contents">
      <style:text-properties style:font-name="apple-system" fo:font-size="10.5pt" officeooo:rsid="00108a53" officeooo:paragraph-rsid="00108a53"/>
    </style:style>
    <style:style style:name="T1" style:family="text">
      <style:text-properties officeooo:rsid="00069761"/>
    </style:style>
    <style:style style:name="T2" style:family="text">
      <style:text-properties style:font-name="SFMono-Regular" fo:font-size="9.75pt"/>
    </style:style>
    <style:style style:name="T3" style:family="text">
      <style:text-properties fo:font-size="12pt"/>
    </style:style>
    <style:style style:name="T4" style:family="text">
      <style:text-properties fo:font-size="12pt" officeooo:rsid="00069761"/>
    </style:style>
    <style:style style:name="T5" style:family="text">
      <style:text-properties fo:font-size="12pt" officeooo:rsid="000e1546"/>
    </style:style>
    <style:style style:name="T6" style:family="text">
      <style:text-properties fo:font-size="12pt" officeooo:rsid="000f0f79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069761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085288"/>
    </style:style>
    <style:style style:name="T10" style:family="text">
      <style:text-properties fo:font-variant="normal" fo:text-transform="none" fo:color="#24292e" style:font-name="apple-system" fo:font-size="10.5pt" fo:letter-spacing="normal" fo:font-style="normal" fo:font-weight="normal" officeooo:rsid="00069761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2" style:family="text">
      <style:text-properties officeooo:rsid="00085288"/>
    </style:style>
    <style:style style:name="T13" style:family="text">
      <style:text-properties officeooo:rsid="0009c6d2"/>
    </style:style>
    <style:style style:name="T14" style:family="text">
      <style:text-properties officeooo:rsid="000f0f79"/>
    </style:style>
    <style:style style:name="T15" style:family="text">
      <style:text-properties officeooo:rsid="000e154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1. </text:span>get all document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db.movies.find()</text:p>
          </table:table-cell>
        </table:table-row>
      </table:table>
      <text:p text:style-name="P10"/>
      <text:p text:style-name="P15"><text:span text:style-name="T10">2.</text:span><text:span text:style-name="T7">get all documents with </text:span><text:span text:style-name="Source_20_Text"><text:span text:style-name="T11">writer</text:span></text:span><text:span text:style-name="T7"> set to "Quentin Tarantino"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db.movies.find({writer: "Quentin Tarantino"})</text:p>
          </table:table-cell>
        </table:table-row>
      </table:table>
      <text:p text:style-name="P9"/>
      <text:p text:style-name="P9"><text:span text:style-name="T4">3. </text:span><text:span text:style-name="T3">get all documents where </text:span><text:span text:style-name="Source_20_Text"><text:span text:style-name="T2">actors</text:span></text:span><text:span text:style-name="T3"> include "Brad Pitt"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db.movies.find({actors: "Brad Pitt"})</text:p>
          </table:table-cell>
        </table:table-row>
      </table:table>
      <text:p text:style-name="P21"/>
      <text:p text:style-name="P8"><text:span text:style-name="T8">4.</text:span><text:span text:style-name="T7">get all documents with </text:span><text:span text:style-name="Source_20_Text"><text:span text:style-name="T11">franchise</text:span></text:span><text:span text:style-name="T7"> set to "The Hobbit"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db.movies.find({franchise: "The Hobbit"})</text:p>
          </table:table-cell>
        </table:table-row>
      </table:table>
      <text:p text:style-name="P9"/>
      <text:p text:style-name="P13"><text:span text:style-name="T1">5.</text:span>get all movies released in the 90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">db.movies.find({$and: [{year: {$gt: 1900}}, {year: {$lt: 2000}}]})</text:p>
          </table:table-cell>
        </table:table-row>
      </table:table>
      <text:p text:style-name="P13"/>
      <text:p text:style-name="P13"><text:span text:style-name="T1">6.</text:span>get all movies released before the year 2000 or after 2010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0">db.movies.find({$or: [{year: {$lt: 2000}}, {year: {$gt: 2010}}]})</text:p>
          </table:table-cell>
        </table:table-row>
      </table:table>
      <text:p text:style-name="P9"/>
      <text:p text:style-name="P10"><text:span text:style-name="T1">7. </text:span><text:span text:style-name="T3">add a synopsis to "The Hobbit: An Unexpected Journey" : "A reluctant hobbit, Bilbo Baggins, sets out to the Lonely Mountain with a spirited group of dwarves to reclaim their mountain home - and the gold within it - from the dragon Smaug."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db.movies.update({title: "The Hobbit: An Unexpected Journey"}, {synopsis: "A reluctant hobbit, Bilbo Baggins, sets out to the Lonely Mountain with a spirited group of dwarves to reclaim their mountain home - and the gold within it - from the dragon Smaug."})</text:p>
          </table:table-cell>
        </table:table-row>
      </table:table>
      <text:p text:style-name="P13"/>
      <text:p text:style-name="P5"><text:span text:style-name="T1">8. </text:span><text:span text:style-name="T3">add a synopsis to "The Hobbit: The Desolation of Smaug" : "The dwarves, along with Bilbo Baggins and Gandalf the Grey, continue their quest to reclaim </text:span><text:soft-page-break/><text:span text:style-name="T3">Erebor, their homeland, from Smaug. Bilbo Baggins is in possession of a mysterious and magical ring."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db.movies.update({title: "The Hobbit: The Desolation of Smaug"}, {synopsis: "The dwarves, along with Bilbo Baggins and Gandalf the Grey, continue their quest to reclaim Erebor, their homeland, from Smaug. Bilbo Baggins is in possession of a mysterious and magical ring."})</text:p>
          </table:table-cell>
        </table:table-row>
      </table:table>
      <text:p text:style-name="P6"/>
      <text:p text:style-name="P11">9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db.movies.update({title: "Pulp Fiction"}, {$push: {actors: "Samuel L. Jackson"}})</text:p>
          </table:table-cell>
        </table:table-row>
      </table:table>
      <text:p text:style-name="P11"/>
      <text:p text:style-name="P12">10.</text:p>
      <text:p text:style-name="P14">find all movies that have a synopsis that contains the word "Bilbo"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>//db.getCollection('movies').createIndex({synopsis:"text"})</text:p>
            <text:p text:style-name="P16">db.getCollection('movies').find({$text:{$search:"Bilbo"}})</text:p>
          </table:table-cell>
        </table:table-row>
      </table:table>
      <text:p text:style-name="P12"/>
      <text:p text:style-name="Text_20_body"><text:span text:style-name="T12">11.</text:span><text:span text:style-name="T7"><text:line-break/>find all movies that have a synopsis that contains the word "Gandalf"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//db.getCollection('movies').createIndex({synopsis:"text"})</text:p>
            <text:p text:style-name="P17">db.getCollection('movies').find({$text:{$search:"Gandalf"}})</text:p>
          </table:table-cell>
        </table:table-row>
      </table:table>
      <text:p text:style-name="P23"/>
      <text:p text:style-name="P7"><text:span text:style-name="T9">12.</text:span><text:span text:style-name="T7">find all movies that have a synopsis that contains the word "Bilbo" and not the word "Gandalf"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>//db.getCollection('movies').createIndex({synopsis:"text"})</text:p>
            <text:p text:style-name="P17">db.getCollection('movies').find({$text:{$search:"Bilbo -Gandalf"}})</text:p>
          </table:table-cell>
        </table:table-row>
      </table:table>
      <text:p text:style-name="P24"/>
      <text:p text:style-name="Text_20_body"/>
      <text:p text:style-name="P2"><text:span text:style-name="T12">13.</text:span><text:span text:style-name="T7">find all movies that have a synopsis that contains the word "dwarves" or "hobbit"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7">//db.getCollection('movies').createIndex({synopsis:"text"})</text:p>
            <text:p text:style-name="P17">db.getCollection('movies').find({$text:{$search:"dwarves hobbit"}})</text:p>
          </table:table-cell>
        </table:table-row>
      </table:table>
      <text:p text:style-name="P1"/>
      <text:p text:style-name="P2"><text:span text:style-name="T12">14.</text:span><text:span text:style-name="T7">find all movies that have a synopsis that contains the word "gold" and "dragon"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//db.getCollection('movies').createIndex({synopsis:"text"})</text:p>
            <text:p text:style-name="P18">db.getCollection('movies').find({$text:{$search:"gold dragon"}})</text:p>
          </table:table-cell>
        </table:table-row>
      </table:table>
      <text:p text:style-name="P1"/>
      <text:p text:style-name="P1"/>
      <text:p text:style-name="P1"/>
      <text:p text:style-name="P4"><text:soft-page-break/><text:span text:style-name="T13">15.</text:span><text:span text:style-name="T7">delete the movie "Pee Wee Herman's Big Adventure"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">db.getCollection('movies').remove({title:"Pee Wee Herman's Big Adventure"})</text:p>
          </table:table-cell>
        </table:table-row>
      </table:table>
      <text:p text:style-name="P3"/>
      <text:p text:style-name="P4"><text:span text:style-name="T13">16. </text:span><text:span text:style-name="T7">delete the movie "Avatar"</text:span></text:p>
      <text:p text:style-name="P3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db.getCollection('movies').remove({title:"Avatar"})</text:p>
          </table:table-cell>
        </table:table-row>
      </table:table>
      <text:p text:style-name="P3"/>
      <text:p text:style-name="P3">//<text:span text:style-name="T14">Relationship examples</text:span></text:p>
      <text:p text:style-name="P3"/>
      <text:p text:style-name="P20"><text:span text:style-name="T15">17.</text:span><text:span text:style-name="T7">find all users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6">db.users.find()</text:p>
          </table:table-cell>
        </table:table-row>
      </table:table>
      <text:p text:style-name="P25"/>
      <text:p text:style-name="P28"><text:span text:style-name="T14">18.</text:span><text:span text:style-name="T3">find all posts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3">db.post.find()</text:p>
          </table:table-cell>
        </table:table-row>
      </table:table>
      <text:p text:style-name="P25"/>
      <text:p text:style-name="P28"><text:span text:style-name="T14">19.</text:span><text:span text:style-name="T3">find all posts that was authored by "GoodGuyGreg"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3">db.post.find({username: "GoodGuyGreg"})</text:p>
          </table:table-cell>
        </table:table-row>
      </table:table>
      <text:p text:style-name="P31"/>
      <text:p text:style-name="P33"><text:span text:style-name="T14">20.</text:span><text:span text:style-name="T3">find all posts that was authored by "ScumbagSteve"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3">db.post.find({username: "ScumbagSteve"})</text:p>
          </table:table-cell>
        </table:table-row>
      </table:table>
      <text:p text:style-name="Text_20_body"/>
      <text:p text:style-name="P34">21.<text:span text:style-name="T5">find all comments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3">db.comments.find()</text:p>
          </table:table-cell>
        </table:table-row>
      </table:table>
      <text:p text:style-name="P34">22.<text:span text:style-name="T3">find all comments that was authored by "GoodGuyGreg"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3">db.comments.find({username: "GoodGuyGreg"})</text:p>
          </table:table-cell>
        </table:table-row>
      </table:table>
      <text:p text:style-name="P34"><text:span text:style-name="T3"/></text:p>
      <text:p text:style-name="P34">23.<text:span text:style-name="T3">find all comments that was authored by "ScumbagSteve"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3">db.comments.find({username: "<text:span text:style-name="T6">ScumbagSteve</text:span>"})</text:p>
          </table:table-cell>
        </table:table-row>
      </table:table>
      <text:p text:style-name="P34"><text:span text:style-name="T3"/></text:p>
      <text:p text:style-name="P34"><text:span text:style-name="T3">24. find all comments belonging to the post "Reports a bug in your code"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6"/>
            <text:p text:style-name="P37">Solution 1:</text:p>
            <text:p text:style-name="P37"/>
            <text:p text:style-name="P36">var c = db.post.findOne({"title":"Reports a bug in your code"},{"_id":1});</text:p>
            <text:p text:style-name="P36"/>
            <text:p text:style-name="P36">db.comments.find({post_id: c["_id"]});</text:p>
            <text:p text:style-name="P36"/>
            <text:p text:style-name="P37">solution 2:</text:p>
            <text:p text:style-name="P37"/>
            <text:p text:style-name="P37">db.getCollection('comments').aggregate([</text:p>
            <text:p text:style-name="P37"/>
            <text:p text:style-name="P37"><text:s text:c="4"/>{</text:p>
            <text:p text:style-name="P37"><text:s text:c="8"/>$lookup:</text:p>
            <text:p text:style-name="P37"><text:s text:c="8"/>{</text:p>
            <text:p text:style-name="P37"><text:soft-page-break/><text:s text:c="12"/>from:"post",</text:p>
            <text:p text:style-name="P37"><text:s text:c="12"/>localField:"post_id",</text:p>
            <text:p text:style-name="P37"><text:s text:c="12"/>foreignField:"_id",</text:p>
            <text:p text:style-name="P37"><text:s text:c="12"/>as:"postDetails"</text:p>
            <text:p text:style-name="P37"><text:s text:c="12"/>}</text:p>
            <text:p text:style-name="P37"><text:s text:c="8"/>},</text:p>
            <text:p text:style-name="P37"><text:s text:c="8"/>{$match:{"postDetails.title":"Reports a bug in your code"}}</text:p>
            <text:p text:style-name="P37"/>
            <text:p text:style-name="P37">])</text:p>
          </table:table-cell>
        </table:table-row>
      </table:table>
      <text:list xml:id="list6295654002300042508" text:style-name="L2">
        <text:list-header>
          <text:p text:style-name="P32"/>
        </text:list-header>
      </text:list>
      <text:p text:style-name="P30"/>
      <text:p text:style-name="P29"/>
      <text:p text:style-name="P29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46:25.680323258</meta:creation-date>
    <dc:date>2018-01-30T10:46:26.145125785</dc:date>
    <meta:editing-duration>PT1H6M49S</meta:editing-duration>
    <meta:editing-cycles>5</meta:editing-cycles>
    <meta:generator>LibreOffice/5.1.6.2$Linux_X86_64 LibreOffice_project/10m0$Build-2</meta:generator>
    <meta:document-statistic meta:table-count="24" meta:image-count="0" meta:object-count="0" meta:page-count="4" meta:paragraph-count="70" meta:word-count="451" meta:character-count="3874" meta:non-whitespace-character-count="3397"/>
  </office:meta>
</office:document-meta>
</file>